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officeooo:rsid="00009c84" officeooo:paragraph-rsid="00049c67" style:font-size-asian="15pt" style:font-size-complex="15pt"/>
    </style:style>
    <style:style style:name="P2" style:family="paragraph" style:parent-style-name="Standard">
      <style:paragraph-properties fo:text-align="end" style:justify-single-word="false"/>
      <style:text-properties officeooo:rsid="00009c84" officeooo:paragraph-rsid="00049c67"/>
    </style:style>
    <style:style style:name="P3" style:family="paragraph" style:parent-style-name="Standard">
      <style:text-properties officeooo:rsid="00009c84" officeooo:paragraph-rsid="00049c67"/>
    </style:style>
    <style:style style:name="P4" style:family="paragraph">
      <style:text-properties fo:color="#2a6099" loext:opacity="100%"/>
    </style:style>
    <style:style style:name="P5" style:family="paragraph">
      <loext:graphic-properties draw:fill="none" draw:fill-color="#ffffff"/>
      <style:text-properties fo:color="#2a6099" loext:opacity="100%" fo:background-color="#2a6099"/>
    </style:style>
    <style:style style:name="P6" style:family="paragraph">
      <loext:graphic-properties draw:fill="none" draw:fill-color="#ffffff"/>
      <style:text-properties fo:color="#2a6099" loext:opacity="100%" fo:font-size="12pt" fo:background-color="#2a6099"/>
    </style:style>
    <style:style style:name="P7" style:family="paragraph" style:parent-style-name="Standard">
      <style:text-properties fo:font-style="normal" officeooo:rsid="0004bae1" officeooo:paragraph-rsid="00049c67" style:font-style-asian="normal" style:font-style-complex="normal"/>
    </style:style>
    <style:style style:name="P8" style:family="paragraph" style:parent-style-name="Standard">
      <style:text-properties officeooo:paragraph-rsid="00049c67"/>
    </style:style>
    <style:style style:name="P9" style:family="paragraph" style:parent-style-name="Standard">
      <style:paragraph-properties fo:text-align="end" style:justify-single-word="false"/>
      <style:text-properties officeooo:paragraph-rsid="00049c67"/>
    </style:style>
    <style:style style:name="P10" style:family="paragraph" style:parent-style-name="Standard">
      <style:text-properties officeooo:rsid="00009c84" officeooo:paragraph-rsid="0006c27b"/>
    </style:style>
    <style:style style:name="P11" style:family="paragraph" style:parent-style-name="Standard">
      <style:text-properties officeooo:rsid="00241dcf" officeooo:paragraph-rsid="0009e86d"/>
    </style:style>
    <style:style style:name="P12" style:family="paragraph" style:parent-style-name="Standard">
      <style:text-properties fo:font-style="italic" officeooo:rsid="001cf9f0" officeooo:paragraph-rsid="001cf9f0" style:font-style-asian="italic" style:font-style-complex="italic"/>
    </style:style>
    <style:style style:name="P13" style:family="paragraph" style:parent-style-name="Standard">
      <style:paragraph-properties fo:text-align="end" style:justify-single-word="false"/>
      <style:text-properties officeooo:paragraph-rsid="0009e86d"/>
    </style:style>
    <style:style style:name="P14" style:family="paragraph" style:parent-style-name="Standard">
      <style:text-properties officeooo:rsid="000337dc" officeooo:paragraph-rsid="0009e86d"/>
    </style:style>
    <style:style style:name="P15" style:family="paragraph" style:parent-style-name="Standard">
      <style:text-properties fo:color="#2a6099" loext:opacity="100%" officeooo:rsid="00130d42" officeooo:paragraph-rsid="00130d42"/>
    </style:style>
    <style:style style:name="P16" style:family="paragraph" style:parent-style-name="Standard">
      <style:text-properties fo:color="#2a6099" loext:opacity="100%" fo:font-style="italic" officeooo:rsid="0015aaf3" officeooo:paragraph-rsid="0015aaf3" style:font-style-asian="italic" style:font-style-complex="italic"/>
    </style:style>
    <style:style style:name="P17" style:family="paragraph" style:parent-style-name="Standard">
      <style:text-properties officeooo:paragraph-rsid="0009e86d"/>
    </style:style>
    <style:style style:name="P18" style:family="paragraph" style:parent-style-name="Standard">
      <style:text-properties fo:color="#2a6099" loext:opacity="100%" officeooo:rsid="00121e7a" officeooo:paragraph-rsid="00121e7a"/>
    </style:style>
    <style:style style:name="P19" style:family="paragraph" style:parent-style-name="Standard">
      <style:text-properties fo:color="#2a6099" loext:opacity="100%" officeooo:rsid="00220bc9" officeooo:paragraph-rsid="00220bc9"/>
    </style:style>
    <style:style style:name="P20" style:family="paragraph" style:parent-style-name="Standard">
      <style:text-properties officeooo:rsid="002530f8" officeooo:paragraph-rsid="0009e86d"/>
    </style:style>
    <style:style style:name="P21" style:family="paragraph" style:parent-style-name="Standard">
      <style:text-properties fo:color="#2a6099" loext:opacity="100%" officeooo:rsid="00511dec" officeooo:paragraph-rsid="0009e86d"/>
    </style:style>
    <style:style style:name="P22" style:family="paragraph" style:parent-style-name="Standard">
      <style:text-properties fo:color="#2a6099" loext:opacity="100%" fo:font-style="italic" officeooo:rsid="0055a367" officeooo:paragraph-rsid="0009e86d" style:font-style-asian="italic" style:font-style-complex="italic"/>
    </style:style>
    <style:style style:name="P23" style:family="paragraph" style:parent-style-name="Standard">
      <style:text-properties officeooo:rsid="004a8980" officeooo:paragraph-rsid="0009e86d"/>
    </style:style>
    <style:style style:name="P24" style:family="paragraph" style:parent-style-name="Standard">
      <style:text-properties fo:color="#2a6099" loext:opacity="100%" officeooo:rsid="000eaeef" officeooo:paragraph-rsid="00105435"/>
    </style:style>
    <style:style style:name="P25" style:family="paragraph" style:parent-style-name="Standard">
      <style:text-properties fo:color="#2a6099" loext:opacity="100%" officeooo:rsid="000eaeef" officeooo:paragraph-rsid="000eaeef"/>
    </style:style>
    <style:style style:name="P26" style:family="paragraph" style:parent-style-name="Standard">
      <style:text-properties officeooo:rsid="004b7a6f" officeooo:paragraph-rsid="0009e86d"/>
    </style:style>
    <style:style style:name="P27" style:family="paragraph" style:parent-style-name="Standard">
      <style:text-properties fo:color="#2a6099" loext:opacity="100%" fo:font-style="italic" officeooo:rsid="000eaeef" officeooo:paragraph-rsid="000eaeef" style:font-style-asian="italic" style:font-style-complex="italic"/>
    </style:style>
    <style:style style:name="P28" style:family="paragraph">
      <loext:graphic-properties draw:fill="none" draw:fill-color="#ffffff"/>
    </style:style>
    <style:style style:name="P29" style:family="paragraph">
      <style:text-properties style:font-name="Times New Roman" fo:font-size="12pt"/>
    </style:style>
    <style:style style:name="P30" style:family="paragraph">
      <loext:graphic-properties draw:fill="none" draw:fill-color="#ffffff"/>
      <style:text-properties style:font-name="Times New Roman"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6e88" style:font-weight-asian="bold" style:font-weight-complex="bold"/>
    </style:style>
    <style:style style:name="T3" style:family="text">
      <style:text-properties fo:font-weight="bold" officeooo:rsid="000bf71f" style:font-weight-asian="bold" style:font-weight-complex="bold"/>
    </style:style>
    <style:style style:name="T4" style:family="text">
      <style:text-properties officeooo:rsid="00049c67"/>
    </style:style>
    <style:style style:name="T5" style:family="text">
      <style:text-properties fo:color="#2a6099" loext:opacity="100%"/>
    </style:style>
    <style:style style:name="T6" style:family="text">
      <style:text-properties fo:color="#2a6099" loext:opacity="100%" fo:font-size="12pt"/>
    </style:style>
    <style:style style:name="T7" style:family="text">
      <style:text-properties officeooo:rsid="000337dc"/>
    </style:style>
    <style:style style:name="T8" style:family="text">
      <style:text-properties fo:font-style="normal" officeooo:rsid="0004bae1" style:font-style-asian="normal" style:font-style-complex="normal"/>
    </style:style>
    <style:style style:name="T9" style:family="text">
      <style:text-properties fo:font-style="normal" officeooo:rsid="000337dc" style:font-style-asian="normal" style:font-style-complex="normal"/>
    </style:style>
    <style:style style:name="T10" style:family="text">
      <style:text-properties style:font-name="Liberation Serif" fo:font-size="12pt" fo:font-style="normal" fo:font-weight="normal" officeooo:rsid="00049c67" style:font-size-asian="12pt" style:font-style-asian="normal" style:font-weight-asian="normal"/>
    </style:style>
    <style:style style:name="T11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12" style:family="text">
      <style:text-properties officeooo:rsid="001038e4"/>
    </style:style>
    <style:style style:name="T13" style:family="text">
      <style:text-properties officeooo:rsid="000f6e25"/>
    </style:style>
    <style:style style:name="T14" style:family="text">
      <style:text-properties fo:color="#2a6099" loext:opacity="100%" style:font-name="Liberation Serif" fo:font-size="12pt" fo:font-style="normal" fo:font-weight="normal" style:font-size-asian="12pt" style:font-style-asian="normal" style:font-weight-asian="normal"/>
    </style:style>
    <style:style style:name="T15" style:family="text">
      <style:text-properties fo:color="#2a6099" loext:opacity="100%" style:font-name="Liberation Serif" fo:font-size="12pt" fo:font-style="normal" fo:font-weight="normal" officeooo:rsid="003ed98b" style:font-size-asian="12pt" style:font-style-asian="normal" style:font-weight-asian="normal"/>
    </style:style>
    <style:style style:name="T16" style:family="text">
      <style:text-properties fo:color="#2a6099" loext:opacity="100%" style:font-name="Liberation Serif" fo:font-size="12pt" fo:font-style="normal" fo:font-weight="normal" officeooo:rsid="0040223b" style:font-size-asian="12pt" style:font-style-asian="normal" style:font-weight-asian="normal"/>
    </style:style>
    <style:style style:name="T17" style:family="text">
      <style:text-properties officeooo:rsid="006c0e28"/>
    </style:style>
    <style:style style:name="T18" style:family="text">
      <style:text-properties officeooo:rsid="005b3569"/>
    </style:style>
    <style:style style:name="T19" style:family="text">
      <style:text-properties officeooo:rsid="0060ddcf"/>
    </style:style>
    <style:style style:name="T20" style:family="text">
      <style:text-properties fo:color="#2a6099" loext:opacity="100%" style:font-name="Liberation Serif" fo:font-size="12pt" fo:font-weight="normal" style:font-size-asian="12pt" style:font-weight-asian="normal"/>
    </style:style>
    <style:style style:name="T21" style:family="text">
      <style:text-properties fo:color="#2a6099" loext:opacity="100%" style:font-name="Liberation Serif" fo:font-size="12pt" fo:font-style="normal" fo:font-weight="normal" style:font-size-asian="12pt" style:font-style-asian="normal" style:font-weight-asian="normal" style:font-style-complex="normal"/>
    </style:style>
    <style:style style:name="T22" style:family="text">
      <style:text-properties fo:color="#2a6099" loext:opacity="100%" style:font-name="Liberation Serif" fo:font-size="12pt" fo:font-style="normal" fo:font-weight="normal" officeooo:rsid="001dc02c" style:font-size-asian="12pt" style:font-style-asian="normal" style:font-weight-asian="normal" style:font-style-complex="normal"/>
    </style:style>
    <style:style style:name="T23" style:family="text">
      <style:text-properties style:font-name="Liberation Serif" fo:font-size="12pt" fo:font-style="normal" fo:font-weight="normal" officeooo:rsid="000da17e" style:font-size-asian="12pt" style:font-style-asian="normal" style:font-weight-asian="normal"/>
    </style:style>
    <style:style style:name="T24" style:family="text">
      <style:text-properties style:font-name="Liberation Serif" fo:font-size="12pt" fo:font-style="normal" fo:font-weight="normal" officeooo:rsid="0060ddcf" style:font-size-asian="12pt" style:font-style-asian="normal" style:font-weight-asian="normal"/>
    </style:style>
    <style:style style:name="T25" style:family="text">
      <style:text-properties officeooo:rsid="003f4751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13cf74" style:font-style-asian="normal" style:font-style-complex="normal"/>
    </style:style>
    <style:style style:name="T29" style:family="text">
      <style:text-properties fo:font-style="normal" officeooo:rsid="0020df55" style:font-style-asian="normal" style:font-style-complex="normal"/>
    </style:style>
    <style:style style:name="T30" style:family="text">
      <style:text-properties fo:font-style="normal" officeooo:rsid="0017948b" style:font-style-asian="normal" style:font-style-complex="normal"/>
    </style:style>
    <style:style style:name="T31" style:family="text">
      <style:text-properties fo:font-style="normal" officeooo:rsid="00199fad" style:font-style-asian="normal" style:font-style-complex="normal"/>
    </style:style>
    <style:style style:name="T32" style:family="text">
      <style:text-properties fo:font-style="normal" officeooo:rsid="001a30a8" style:font-style-asian="normal" style:font-style-complex="normal"/>
    </style:style>
    <style:style style:name="T33" style:family="text">
      <style:text-properties fo:font-style="normal" officeooo:rsid="00413f5b" style:font-style-asian="normal" style:font-style-complex="normal"/>
    </style:style>
    <style:style style:name="T34" style:family="text">
      <style:text-properties style:font-name="Liberation Serif" fo:font-size="12pt" fo:font-style="normal" fo:font-weight="normal" officeooo:rsid="0040ad98" style:font-size-asian="12pt" style:font-style-asian="normal" style:font-weight-asian="normal"/>
    </style:style>
    <style:style style:name="T35" style:family="text">
      <style:text-properties officeooo:rsid="006d56fd"/>
    </style:style>
    <style:style style:name="T36" style:family="text">
      <style:text-properties officeooo:rsid="0015ddd6"/>
    </style:style>
    <style:style style:name="T37" style:family="text">
      <style:text-properties officeooo:rsid="003e0d73"/>
    </style:style>
    <style:style style:name="T38" style:family="text">
      <style:text-properties officeooo:rsid="00304328"/>
    </style:style>
    <style:style style:name="T39" style:family="text">
      <style:text-properties officeooo:rsid="0018584d"/>
    </style:style>
    <style:style style:name="T40" style:family="text">
      <style:text-properties officeooo:rsid="00130d42"/>
    </style:style>
    <style:style style:name="T41" style:family="text">
      <style:text-properties officeooo:rsid="00234176"/>
    </style:style>
    <style:style style:name="T42" style:family="text">
      <style:text-properties style:font-name="Liberation Serif" fo:font-size="12pt" fo:font-style="normal" fo:font-weight="normal" officeooo:rsid="004f9927" style:font-size-asian="12pt" style:font-style-asian="normal" style:font-weight-asian="normal"/>
    </style:style>
    <style:style style:name="T43" style:family="text">
      <style:text-properties officeooo:rsid="006d7055"/>
    </style:style>
    <style:style style:name="T44" style:family="text">
      <style:text-properties officeooo:rsid="002735c1"/>
    </style:style>
    <style:style style:name="T45" style:family="text">
      <style:text-properties officeooo:rsid="0025d7db"/>
    </style:style>
    <style:style style:name="T46" style:family="text">
      <style:text-properties officeooo:rsid="0027d676"/>
    </style:style>
    <style:style style:name="T47" style:family="text">
      <style:text-properties officeooo:rsid="0026b108"/>
    </style:style>
    <style:style style:name="T48" style:family="text">
      <style:text-properties officeooo:rsid="0026af9a"/>
    </style:style>
    <style:style style:name="T49" style:family="text">
      <style:text-properties officeooo:rsid="0028d2f5"/>
    </style:style>
    <style:style style:name="T50" style:family="text">
      <style:text-properties officeooo:rsid="0048ac86"/>
    </style:style>
    <style:style style:name="T51" style:family="text">
      <style:text-properties officeooo:rsid="002a50ce"/>
    </style:style>
    <style:style style:name="T52" style:family="text">
      <style:text-properties officeooo:rsid="0024cbf4"/>
    </style:style>
    <style:style style:name="T53" style:family="text">
      <style:text-properties fo:font-style="normal" officeooo:rsid="0027024d" style:font-style-asian="normal" style:font-style-complex="normal"/>
    </style:style>
    <style:style style:name="T54" style:family="text">
      <style:text-properties fo:font-style="normal" officeooo:rsid="0029649a" style:font-style-asian="normal" style:font-style-complex="normal"/>
    </style:style>
    <style:style style:name="T55" style:family="text">
      <style:text-properties fo:font-style="normal" officeooo:rsid="00286043" style:font-style-asian="normal" style:font-style-complex="normal"/>
    </style:style>
    <style:style style:name="T56" style:family="text">
      <style:text-properties fo:font-style="normal" officeooo:rsid="0044fb24" style:font-style-asian="normal" style:font-style-complex="normal"/>
    </style:style>
    <style:style style:name="T57" style:family="text">
      <style:text-properties fo:font-style="normal" officeooo:rsid="002ff3a9" style:font-style-asian="normal" style:font-style-complex="normal"/>
    </style:style>
    <style:style style:name="T58" style:family="text">
      <style:text-properties style:font-name="Liberation Serif" fo:font-size="12pt" fo:font-style="normal" fo:font-weight="normal" officeooo:rsid="00649094" style:font-size-asian="12pt" style:font-style-asian="normal" style:font-weight-asian="normal"/>
    </style:style>
    <style:style style:name="T59" style:family="text">
      <style:text-properties officeooo:rsid="002d3d02"/>
    </style:style>
    <style:style style:name="T60" style:family="text">
      <style:text-properties officeooo:rsid="00313b4e"/>
    </style:style>
    <style:style style:name="T61" style:family="text">
      <style:text-properties officeooo:rsid="002e92c2"/>
    </style:style>
    <style:style style:name="T62" style:family="text">
      <style:text-properties officeooo:rsid="002ff3a9"/>
    </style:style>
    <style:style style:name="T63" style:family="text">
      <style:text-properties officeooo:rsid="00389b17"/>
    </style:style>
    <style:style style:name="T64" style:family="text">
      <style:text-properties style:font-name="Liberation Serif" fo:font-size="12pt" fo:font-style="normal" fo:font-weight="normal" officeooo:rsid="000eaeef" style:font-size-asian="12pt" style:font-style-asian="normal" style:font-weight-asian="normal"/>
    </style:style>
    <style:style style:name="T65" style:family="text">
      <style:text-properties style:font-name="Liberation Serif" fo:font-size="12pt" fo:font-style="normal" fo:font-weight="normal" officeooo:rsid="0056f769" style:font-size-asian="12pt" style:font-style-asian="normal" style:font-weight-asian="normal"/>
    </style:style>
    <style:style style:name="T66" style:family="text">
      <style:text-properties officeooo:rsid="006dadca"/>
    </style:style>
    <style:style style:name="T67" style:family="text">
      <style:text-properties officeooo:rsid="004ab7e6"/>
    </style:style>
    <style:style style:name="T68" style:family="text">
      <style:text-properties officeooo:rsid="00314d72"/>
    </style:style>
    <style:style style:name="T69" style:family="text">
      <style:text-properties officeooo:rsid="0032da90"/>
    </style:style>
    <style:style style:name="T70" style:family="text">
      <style:text-properties officeooo:rsid="0033e3af"/>
    </style:style>
    <style:style style:name="T71" style:family="text">
      <style:text-properties officeooo:rsid="003b49cd"/>
    </style:style>
    <style:style style:name="T72" style:family="text">
      <style:text-properties officeooo:rsid="0038e0c1"/>
    </style:style>
    <style:style style:name="T73" style:family="text">
      <style:text-properties officeooo:rsid="0034afac"/>
    </style:style>
    <style:style style:name="T74" style:family="text">
      <style:text-properties officeooo:rsid="003531cb"/>
    </style:style>
    <style:style style:name="T75" style:family="text">
      <style:text-properties officeooo:rsid="004d43dd"/>
    </style:style>
    <style:style style:name="T76" style:family="text">
      <style:text-properties fo:font-style="normal" officeooo:rsid="00371a4f" style:font-style-asian="normal" style:font-style-complex="normal"/>
    </style:style>
    <style:style style:name="T77" style:family="text">
      <style:text-properties fo:font-style="normal" officeooo:rsid="0038237b" style:font-style-asian="normal" style:font-style-complex="normal"/>
    </style:style>
    <style:style style:name="T78" style:family="text">
      <style:text-properties style:font-name="Times New Roman"/>
    </style:style>
    <style:style style:name="T79" style:family="text">
      <style:text-properties style:font-name="Liberation Serif" fo:font-size="12pt" fo:font-style="normal" fo:font-weight="normal" officeooo:rsid="00664f0d" style:font-size-asian="12pt" style:font-style-asian="normal" style:font-weight-asian="normal"/>
    </style:style>
    <style:style style:name="gr1" style:family="graphic">
      <style:graphic-properties draw:stroke="none" svg:stroke-color="#000000" draw:fill="none" draw:fill-color="#ffffff" fo:min-height="0.4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7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57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565cm" loext:decorative="false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rodalom – <text:span text:style-name="T1">Vörösmarty Mihály, </text:span><text:span text:style-name="T2">TZ</text:span><text:span text:style-name="T3"> </text:span><text:span text:style-name="T2">felkészülés</text:span> (2024-09-25)</text:p>
      <text:p text:style-name="P1">,,Próbadolgozat” <text:span text:style-name="T4">MEGOLDÓKULCS</text:span></text:p>
      <text:p text:style-name="P2">– Ancsin Ádám</text:p>
      <text:p text:style-name="P2"/>
      <text:p text:style-name="P3"><draw:frame text:anchor-type="paragraph" draw:z-index="0" draw:name="Text Frame 1" draw:style-name="gr1" draw:text-style-name="P5" svg:width="2.356cm" svg:height="0.976cm" svg:x="1.886cm" svg:y="0.415cm"><draw:text-box><text:p text:style-name="P4"><text:span text:style-name="T5">1800</text:span></text:p><text:p text:style-name="P4"><text:span text:style-name="T5">1855</text:span></text:p></draw:text-box></draw:frame><draw:frame text:anchor-type="paragraph" draw:z-index="1" draw:name="Text Frame 2" draw:style-name="gr2" draw:text-style-name="P6" svg:width="2.356cm" svg:height="0.976cm" svg:x="5.96cm" svg:y="0.415cm"><draw:text-box><text:p><text:span text:style-name="T6">Pusztanyék</text:span></text:p><text:p><text:span text:style-name="T6">Pest</text:span></text:p></draw:text-box></draw:frame>1. Mettől meddig élt Vörösmarty?</text:p>
      <text:p text:style-name="P7">született: <text:span text:style-name="T7">…………….<text:tab/></text:span>hely: <text:span text:style-name="T7">…………….</text:span></text:p>
      <text:p text:style-name="P8"><text:span text:style-name="T8">meghalt: </text:span><text:span text:style-name="T9">…………….<text:tab/></text:span><text:span text:style-name="T8">hely: </text:span><text:span text:style-name="T9">…………….</text:span></text:p>
      <text:p text:style-name="P9"><text:span text:style-name="T10">(</text:span><text:span text:style-name="T11">2 <text:s/>pont</text:span><text:span text:style-name="T10">)</text:span></text:p>
      <text:p text:style-name="P8"><text:span text:style-name="T11"/></text:p>
      <text:p text:style-name="P10">2. <text:span text:style-name="T12">Adja</text:span><text:span text:style-name="T13"> meg</text:span><text:span text:style-name="T7"> </text:span><text:span text:style-name="T13">Vörösmarty két meghatározó szerelmét</text:span><text:span text:style-name="T7"> és jelentőségüket az író irodalmában!</text:span></text:p>
      <text:p text:style-name="Standard"><text:span text:style-name="T14">Perczel Etelka; a be nem teljesedett szerelem, plátói szerelem kötődik hozzá.</text:span></text:p>
      <text:p text:style-name="Standard"><text:span text:style-name="T14">Csajághy Laura: Vörösmarty – nála 24 évvel fiatalabb – felesége. </text:span><text:span text:style-name="T15">- </text:span><text:span text:style-name="T14">pl Ábránd </text:span><text:span text:style-name="T16">megszólítottja</text:span></text:p>
      <text:p text:style-name="P9"><text:span text:style-name="T10">(</text:span><text:span text:style-name="T11">2 <text:s/>pont</text:span><text:span text:style-name="T10">)</text:span></text:p>
      <text:p text:style-name="P8"><text:span text:style-name="T11"/></text:p>
      <text:p text:style-name="P11"><text:span text:style-name="T17">3. </text:span>Soroljon <text:span text:style-name="T18">fel legalább </text:span><text:span text:style-name="T19">5</text:span><text:span text:style-name="T18"> </text:span>eleme<text:span text:style-name="T18">t</text:span>, melyek alátámaszthatják a retorizáltság magas szintjét <text:span text:style-name="T18">Vörösmarty </text:span>műveiben!</text:p>
      <text:p text:style-name="P12"><text:span text:style-name="T20">elemek:</text:span><text:span text:style-name="T21"> alakzatok: <text:s/>ismétlés – anaforikus ismétlés, felszólítás, felkiáltás, erőteljes ellentétek, </text:span><text:span text:style-name="T22">párhuzam, kiszólás, túlzás</text:span></text:p>
      <text:p text:style-name="P13"><text:span text:style-name="T23">(</text:span><text:span text:style-name="T24">2,5</text:span><text:span text:style-name="T11"> <text:s/>pont</text:span><text:span text:style-name="T23">)</text:span></text:p>
      <text:p text:style-name="P14"/>
      <text:p text:style-name="P14"><text:span text:style-name="T17">4</text:span>. Soroljon fel 3 romantikus művet Vörösmarty-tól! Ezek közül egynek választását 4-5 mondatban indokolja is, <text:span text:style-name="T25">releváns fogalmak használatával!</text:span></text:p>
      <text:p text:style-name="P15"><text:span text:style-name="T26">művek:</text:span><text:span text:style-name="T27"> Csongor és Tünde, Szózat, </text:span><text:span text:style-name="T28">Ábránd, ...</text:span></text:p>
      <text:p text:style-name="P14">Indoklás:</text:p>
      <text:p text:style-name="P16">elemek:<text:span text:style-name="T27"> erőteljes képiség, nagy-szabásúság, hősiess</text:span><text:span text:style-name="T29">ég</text:span><text:span text:style-name="T27">, érzelmiség, a múlt - gyakran </text:span><text:span text:style-name="T30">mitológiai -</text:span><text:span text:style-name="T27"> elemeinek felidézése, </text:span><text:span text:style-name="T31">vizionálás </text:span><text:span text:style-name="T32">(</text:span><text:span text:style-name="T33">legalább 2 </text:span><text:span text:style-name="T32">+szöveg)</text:span></text:p>
      <text:p text:style-name="P13"><text:span text:style-name="T23">(</text:span><text:span text:style-name="T34">7</text:span><text:span text:style-name="T11"> <text:s/>pont</text:span><text:span text:style-name="T23">)</text:span></text:p>
      <text:p text:style-name="P17"/>
      <text:p text:style-name="P17"><text:span text:style-name="T35">5. </text:span><text:span text:style-name="T36">Értelmezhető-e a Szózat nem-magyarnemzetiségűek </text:span><text:span text:style-name="T37">helyzetéből</text:span><text:span text:style-name="T38"> </text:span><text:span text:style-name="T36">is? </text:span><text:span text:style-name="T39">Ez mennyiben teljesül Vörösmarty többi művére?</text:span><text:span text:style-name="T36"> Válaszát indokolja!</text:span></text:p>
      <text:p text:style-name="P18">Értelmezhető, ugyanis a Szózat olyan egyetemes nemzetképet ad, mely bármelyik nehezebb-multú nemzetre alkalmazható. <text:span text:style-name="T40">Vörösmarty egyetemes gondolkodása miatt ez többi művére is jellemző.</text:span></text:p>
      <text:p text:style-name="P19">(fő elem: egyetemes gondolkodásmód legtöbb műben +<text:span text:style-name="T41">szöveg</text:span>)</text:p>
      <text:p text:style-name="P13"><text:span text:style-name="T23">(</text:span><text:span text:style-name="T42">3</text:span><text:span text:style-name="T11"> <text:s/>pont</text:span><text:span text:style-name="T23">)</text:span></text:p>
      <text:p text:style-name="P17"/>
      <text:p text:style-name="P20"><text:span text:style-name="T43">6. </text:span>Adjon <text:span text:style-name="T44">két </text:span>példát gazdag szakrális <text:span text:style-name="T45">értelmezési </text:span>szinttel rendelkező Vörösmarty mű<text:span text:style-name="T46">vek</text:span><text:span text:style-name="T47">re</text:span>! <text:span text:style-name="T48">Mi</text:span><text:span text:style-name="T49">lyen fogalmakkal</text:span><text:span text:style-name="T48"> hozhatóak </text:span><text:span text:style-name="T50">ezekben a művekben</text:span><text:span text:style-name="T48"> párhuzamba en</text:span><text:span text:style-name="T51">nek</text:span><text:span text:style-name="T48"> a rétegnek a szimbólumai?</text:span></text:p>
      <text:p text:style-name="P21"><text:span text:style-name="T26">művek:</text:span> <text:span text:style-name="T52">Az emberek, Előszó, Vén Cigány, ...</text:span></text:p>
      <text:p text:style-name="P22">fogalmak:<text:span text:style-name="T27"> </text:span><text:span text:style-name="T53">(teremtés –) szabad akarat, (istenek haragja –) vész, örök körforgás, </text:span><text:span text:style-name="T54">(</text:span><text:span text:style-name="T55">Isten –</text:span><text:span text:style-name="T54">)</text:span><text:span text:style-name="T55"> </text:span><text:span text:style-name="T56">alkotó </text:span><text:span text:style-name="T55">ember, </text:span><text:span text:style-name="T57">sors, ...</text:span></text:p>
      <text:p text:style-name="P13"><text:span text:style-name="T23">(</text:span><text:span text:style-name="T58">4</text:span><text:span text:style-name="T11"> <text:s/>pont</text:span><text:span text:style-name="T23">)</text:span></text:p>
      <text:p text:style-name="P23"/>
      <text:p text:style-name="P23"><text:span text:style-name="T43">7. </text:span>Elemezze Vörösmarty Fóti dal című művét az egyén és nemzet kapcsolata szempontjából 4-5 mondatban!</text:p>
      <text:p text:style-name="P24"><text:span text:style-name="T26">elemek:</text:span> <text:span text:style-name="T59">az egyén</text:span><text:span text:style-name="T60">nek</text:span><text:span text:style-name="T59"> a nemzet j</text:span><text:span text:style-name="T61">obb</text:span><text:span text:style-name="T59">jáért </text:span><text:span text:style-name="T60">kell küzdenie</text:span><text:span text:style-name="T59">, </text:span><text:span text:style-name="T62">az egyéneknek közösen kell dolgoznia, hogy a nemzet fejlődjön, </text:span><text:span text:style-name="T60">az egyéntől cselekvés szükséges, </text:span><text:span text:style-name="T63">magyarságkritika, </text:span><text:span text:style-name="T60">... (+szöveg)</text:span></text:p>
      <text:p text:style-name="P13"><text:span text:style-name="T64">(</text:span><text:span text:style-name="T65">5</text:span><text:span text:style-name="T11"> <text:s/>pont</text:span><text:span text:style-name="T64">)</text:span></text:p>
      <text:p text:style-name="P23"/>
      <text:p text:style-name="P23"/>
      <text:p text:style-name="P23"/>
      <text:p text:style-name="P23"/>
      <text:p text:style-name="P23"/>
      <text:p text:style-name="P23"><text:soft-page-break/><text:span text:style-name="T66">8. </text:span><text:span text:style-name="T67">Értelmezze </text:span>Vörösmarty Liszt Ferenchez című művének nemzet-jövőképét <text:span text:style-name="T67">4-5 mondatban!</text:span></text:p>
      <text:p text:style-name="P25"><text:span text:style-name="T26">elemek:</text:span> <text:span text:style-name="T68">nehéz múlt, Lisztre azon feladatot ruházza, hogy a nemzetet jobb jövőre segítse a múlt buzdító elemeinek segítségével, </text:span><text:span text:style-name="T69">közös erőfeszítéssel, </text:span><text:span text:style-name="T70">nehézségeket leküzdő </text:span><text:span text:style-name="T69">nemzet, </text:span><text:span text:style-name="T71">üdvös jövőkép</text:span><text:span text:style-name="T69">, </text:span><text:span text:style-name="T72">nemzethalál elkerülése,</text:span><text:span text:style-name="T69"> ... </text:span><text:span text:style-name="T73">(+szöveg)</text:span></text:p>
      <text:p text:style-name="P13"><text:span text:style-name="T64">(</text:span><text:span text:style-name="T65">5</text:span><text:span text:style-name="T11"> <text:s/>pont</text:span><text:span text:style-name="T64">)</text:span></text:p>
      <text:p text:style-name="P23"/>
      <text:p text:style-name="P26"/>
      <text:p text:style-name="P26"><text:span text:style-name="T66">9. </text:span>Értelmezze Vörösmarty A vén <text:span text:style-name="T74">c</text:span>igány című művének szövegfókuszát és szövegcélját <text:span text:style-name="T75">4</text:span>-<text:span text:style-name="T75">5</text:span> mondatban!</text:p>
      <text:p text:style-name="P27">elemek:<text:span text:style-name="T27"> </text:span><text:span text:style-name="T76">szövegfókusz (akinek több adott, teremtse meg a lehetőséget a kevésbé szerencséseknek, </text:span><text:span text:style-name="T77">kultúra átadása és megőrzése</text:span><text:span text:style-name="T76"> …), szövegcél (felhívás, …), magyarázat + értelmezés; miért (+szöveg)</text:span></text:p>
      <text:p text:style-name="P13"><draw:frame text:anchor-type="paragraph" draw:z-index="2" draw:name="Text Frame 4" draw:style-name="gr3" draw:text-style-name="P28" svg:width="14.793cm" svg:height="2.574cm" svg:x="0.346cm" svg:y="2.443cm"><draw:text-box><text:p/></draw:text-box></draw:frame><draw:frame text:anchor-type="char" draw:z-index="3" draw:name="Text Frame 5" draw:style-name="gr4" draw:text-style-name="P30" svg:width="16.334cm" svg:height="1.565cm" svg:x="0.483cm" svg:y="22.673cm"><draw:text-box><text:p text:style-name="P29"><text:span text:style-name="T78">[CC ND] <text:s/>Copyright © 2024 Ancsin Ádám</text:span></text:p><text:p text:style-name="P29"><text:span text:style-name="T78">Ez a dokumentum szabadon megosztható, de a tartalma nem változtatható meg.</text:span></text:p><text:p text:style-name="P29"><text:span text:style-name="T78">Változtatás a szerző előzetes engedélyével lehetséges.</text:span></text:p></draw:text-box></draw:frame><text:span text:style-name="T64">(</text:span><text:span text:style-name="T65">5</text:span><text:span text:style-name="T11"> <text:s/></text:span><text:span text:style-name="T79">pont</text:span><text:span text:style-name="T64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3:50:46.802000000</meta:creation-date>
    <meta:generator>LibreOffice/24.8.1.2$Windows_X86_64 LibreOffice_project/87fa9aec1a63e70835390b81c40bb8993f1d4ff6</meta:generator>
    <dc:date>2024-09-24T19:30:12.207000000</dc:date>
    <meta:editing-duration>PT5H15M35S</meta:editing-duration>
    <meta:editing-cycles>61</meta:editing-cycles>
    <meta:print-date>2024-09-24T19:30:47.996000000</meta:print-date>
    <meta:printed-by>PDF files</meta:printed-by>
    <meta:document-statistic meta:table-count="0" meta:image-count="0" meta:object-count="0" meta:page-count="2" meta:paragraph-count="36" meta:word-count="353" meta:character-count="2699" meta:non-whitespace-character-count="2367"/>
  </office:meta>
</office:document-meta>
</file>